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lot" style:family="table">
      <style:table-properties style:width="10.125in" fo:margin-left="0in" table:align="left"/>
    </style:style>
    <style:style style:name="Plot.A" style:family="table-column">
      <style:table-column-properties style:column-width="0.6236in"/>
    </style:style>
    <style:style style:name="Plot.B" style:family="table-column">
      <style:table-column-properties style:column-width="1.3111in"/>
    </style:style>
    <style:style style:name="Plot.C" style:family="table-column">
      <style:table-column-properties style:column-width="1.316in"/>
    </style:style>
    <style:style style:name="Plot.D" style:family="table-column">
      <style:table-column-properties style:column-width="1.7514in"/>
    </style:style>
    <style:style style:name="Plot.E" style:family="table-column">
      <style:table-column-properties style:column-width="1.5625in"/>
    </style:style>
    <style:style style:name="Plot.F" style:family="table-column">
      <style:table-column-properties style:column-width="1.6201in"/>
    </style:style>
    <style:style style:name="Plot.G" style:family="table-column">
      <style:table-column-properties style:column-width="1.9403in"/>
    </style:style>
    <style:style style:name="Plot.A1" style:family="table-cell">
      <style:table-cell-properties fo:padding="0.0382in" fo:border-left="0.05pt solid #000000" fo:border-right="none" fo:border-top="0.05pt solid #000000" fo:border-bottom="0.05pt solid #000000"/>
    </style:style>
    <style:style style:name="Plot.E1" style:family="table-cell">
      <style:table-cell-properties fo:padding="0.0382in" fo:border="0.05pt solid #000000"/>
    </style:style>
    <style:style style:name="Plot.A2" style:family="table-cell">
      <style:table-cell-properties fo:padding="0.0382in" fo:border-left="0.05pt solid #000000" fo:border-right="none" fo:border-top="none" fo:border-bottom="0.05pt solid #000000"/>
    </style:style>
    <style:style style:name="Plot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" fo:font-size="16pt" officeooo:rsid="00116759" officeooo:paragraph-rsid="00116759" style:font-size-asian="16pt" style:font-size-complex="16pt"/>
    </style:style>
    <style:style style:name="P2" style:family="paragraph" style:parent-style-name="Standard">
      <style:text-properties style:font-name="FreeSans" fo:font-size="16pt" officeooo:rsid="00137279" officeooo:paragraph-rsid="00116759" style:font-size-asian="16pt" style:font-size-complex="16pt"/>
    </style:style>
    <style:style style:name="P3" style:family="paragraph" style:parent-style-name="Text_20_body">
      <style:text-properties style:font-name="FreeSans1"/>
    </style:style>
    <style:style style:name="P4" style:family="paragraph" style:parent-style-name="Text_20_body">
      <style:text-properties style:font-name="FreeSans1" fo:font-size="10pt" style:font-size-asian="10pt" style:font-size-complex="10pt"/>
    </style:style>
    <style:style style:name="P5" style:family="paragraph" style:parent-style-name="Text_20_body">
      <style:text-properties style:font-name="FreeSans1" fo:font-size="10pt" officeooo:rsid="001da892" officeooo:paragraph-rsid="001da892" style:font-size-asian="10pt" style:font-size-complex="10pt"/>
    </style:style>
    <style:style style:name="P6" style:family="paragraph" style:parent-style-name="Text_20_body">
      <style:text-properties style:font-name="FreeSans1" fo:font-size="10pt" officeooo:rsid="00318b54" officeooo:paragraph-rsid="00318b54" style:font-size-asian="10pt" style:font-size-complex="10pt"/>
    </style:style>
    <style:style style:name="P7" style:family="paragraph" style:parent-style-name="Text_20_body">
      <style:text-properties style:font-name="FreeSans1" fo:font-size="10pt" officeooo:rsid="002c8cc1" officeooo:paragraph-rsid="002c8cc1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style:font-name="FreeSans1" officeooo:rsid="003387fb" officeooo:paragraph-rsid="003387fb"/>
    </style:style>
    <style:style style:name="P9" style:family="paragraph" style:parent-style-name="Table_20_Contents">
      <style:text-properties style:font-name="FreeSans1" fo:font-size="10pt" style:font-size-asian="10pt" style:font-size-complex="10pt"/>
    </style:style>
    <style:style style:name="P10" style:family="paragraph" style:parent-style-name="Table_20_Contents">
      <style:text-properties style:font-name="FreeSans1" fo:font-size="10pt" officeooo:rsid="001d74ae" officeooo:paragraph-rsid="001d74ae" style:font-size-asian="10pt" style:font-size-complex="10pt"/>
    </style:style>
    <style:style style:name="P11" style:family="paragraph" style:parent-style-name="Table_20_Contents">
      <style:text-properties style:font-name="FreeSans1" fo:font-size="10pt" officeooo:rsid="001d963b" officeooo:paragraph-rsid="001d963b" style:font-size-asian="10pt" style:font-size-complex="10pt"/>
    </style:style>
    <style:style style:name="P12" style:family="paragraph" style:parent-style-name="Table_20_Contents">
      <style:text-properties style:font-name="FreeSans1" fo:font-size="10pt" officeooo:rsid="001da892" officeooo:paragraph-rsid="001da892" style:font-size-asian="10pt" style:font-size-complex="10pt"/>
    </style:style>
    <style:style style:name="P13" style:family="paragraph" style:parent-style-name="Table_20_Contents">
      <style:text-properties style:font-name="FreeSans1" fo:font-size="10pt" officeooo:rsid="001ed609" officeooo:paragraph-rsid="001ed609" style:font-size-asian="10pt" style:font-size-complex="10pt"/>
    </style:style>
    <style:style style:name="P14" style:family="paragraph" style:parent-style-name="Table_20_Contents">
      <style:text-properties style:font-name="FreeSans1" fo:font-size="10pt" officeooo:rsid="0020b24a" officeooo:paragraph-rsid="0020b24a" style:font-size-asian="10pt" style:font-size-complex="10pt"/>
    </style:style>
    <style:style style:name="P15" style:family="paragraph" style:parent-style-name="Table_20_Contents">
      <style:text-properties style:font-name="FreeSans1" fo:font-size="10pt" officeooo:rsid="0022839e" officeooo:paragraph-rsid="0022839e" style:font-size-asian="10pt" style:font-size-complex="10pt"/>
    </style:style>
    <style:style style:name="P16" style:family="paragraph" style:parent-style-name="Table_20_Contents">
      <style:text-properties style:font-name="FreeSans1" fo:font-size="10pt" officeooo:rsid="002388fb" officeooo:paragraph-rsid="002388fb" style:font-size-asian="10pt" style:font-size-complex="10pt"/>
    </style:style>
    <style:style style:name="P17" style:family="paragraph" style:parent-style-name="Table_20_Contents">
      <style:text-properties style:font-name="FreeSans1" fo:font-size="10pt" officeooo:rsid="00244af5" officeooo:paragraph-rsid="00244af5" style:font-size-asian="10pt" style:font-size-complex="10pt"/>
    </style:style>
    <style:style style:name="P18" style:family="paragraph" style:parent-style-name="Table_20_Contents">
      <style:text-properties style:font-name="FreeSans1" fo:font-size="10pt" officeooo:rsid="0025d60f" officeooo:paragraph-rsid="0025d60f" style:font-size-asian="10pt" style:font-size-complex="10pt"/>
    </style:style>
    <style:style style:name="P19" style:family="paragraph" style:parent-style-name="Table_20_Contents">
      <style:text-properties style:font-name="FreeSans1" fo:font-size="10pt" officeooo:rsid="0025d60f" officeooo:paragraph-rsid="0027c607" style:font-size-asian="10pt" style:font-size-complex="10pt"/>
    </style:style>
    <style:style style:name="P20" style:family="paragraph" style:parent-style-name="Table_20_Contents">
      <style:text-properties style:font-name="FreeSans1" fo:font-size="10pt" officeooo:rsid="002864b7" officeooo:paragraph-rsid="002864b7" style:font-size-asian="10pt" style:font-size-complex="10pt"/>
    </style:style>
    <style:style style:name="P21" style:family="paragraph" style:parent-style-name="Table_20_Contents">
      <style:text-properties style:font-name="FreeSans1" fo:font-size="10pt" officeooo:rsid="0029b9e4" officeooo:paragraph-rsid="0029b9e4" style:font-size-asian="10pt" style:font-size-complex="10pt"/>
    </style:style>
    <style:style style:name="P22" style:family="paragraph" style:parent-style-name="Table_20_Contents">
      <style:text-properties style:font-name="FreeSans1" fo:font-size="10pt" officeooo:rsid="002e87c9" officeooo:paragraph-rsid="002e87c9" style:font-size-asian="10pt" style:font-size-complex="10pt"/>
    </style:style>
    <style:style style:name="P23" style:family="paragraph" style:parent-style-name="Table_20_Contents">
      <style:text-properties style:font-name="FreeSans1" fo:font-size="10pt" officeooo:rsid="0035403b" officeooo:paragraph-rsid="0035403b" style:font-size-asian="10pt" style:font-size-complex="10pt"/>
    </style:style>
    <style:style style:name="P24" style:family="paragraph" style:parent-style-name="Table_20_Contents">
      <style:text-properties style:font-name="FreeSans1" fo:font-size="10pt" officeooo:rsid="00370740" officeooo:paragraph-rsid="00370740" style:font-size-asian="10pt" style:font-size-complex="10pt"/>
    </style:style>
    <style:style style:name="P25" style:family="paragraph" style:parent-style-name="Table_20_Contents">
      <style:text-properties style:font-name="FreeSans1" fo:font-size="10pt" officeooo:rsid="003957c3" officeooo:paragraph-rsid="003957c3" style:font-size-asian="10pt" style:font-size-complex="10pt"/>
    </style:style>
    <style:style style:name="P26" style:family="paragraph">
      <style:text-properties style:font-name="FreeSans1"/>
    </style:style>
    <style:style style:name="P27" style:family="paragraph">
      <loext:graphic-properties draw:fill="solid" draw:fill-color="#adc5e7"/>
      <style:text-properties style:font-name="FreeSans1"/>
    </style:style>
    <style:style style:name="T1" style:family="text">
      <style:text-properties officeooo:rsid="0011d452"/>
    </style:style>
    <style:style style:name="T2" style:family="text">
      <style:text-properties officeooo:rsid="0020b24a"/>
    </style:style>
    <style:style style:name="T3" style:family="text">
      <style:text-properties officeooo:rsid="00300133"/>
    </style:style>
    <style:style style:name="T4" style:family="text">
      <style:text-properties officeooo:rsid="00373078"/>
    </style:style>
    <style:style style:name="T5" style:family="text">
      <style:text-properties style:font-name="FreeSans1"/>
    </style:style>
    <style:style style:name="gr1" style:family="graphic">
      <style:graphic-properties draw:stroke="none" svg:stroke-width="0in" svg:stroke-color="#000000" draw:marker-start-width="0.1402in" draw:marker-end-width="0.1402in" draw:fill="solid" draw:fill-color="#adc5e7" fo:min-height="2.32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000000" draw:marker-start-width="0.1402in" draw:marker-end-width="0.1402in" draw:fill="solid" draw:fill-color="#adc5e7" fo:min-height="2.27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oimaging data visualization <text:span text:style-name="T1">with fsbrain: Cheat Sheet</text:span></text:p>
      <text:p text:style-name="P1"/>
      <table:table table:name="Plot" table:style-name="Plot">
        <table:table-column table:style-name="Plot.A"/>
        <table:table-column table:style-name="Plot.B"/>
        <table:table-column table:style-name="Plot.C"/>
        <table:table-column table:style-name="Plot.D"/>
        <table:table-column table:style-name="Plot.E"/>
        <table:table-column table:style-name="Plot.F"/>
        <table:table-column table:style-name="Plot.G"/>
        <table:table-header-rows>
          <table:table-row>
            <table:table-cell table:style-name="Plot.A1" office:value-type="string">
              <text:p text:style-name="P3"/>
            </table:table-cell>
            <table:table-cell table:style-name="Plot.A1" table:number-columns-spanned="3" office:value-type="string">
              <text:p text:style-name="P8">Single Subject</text:p>
            </table:table-cell>
            <table:covered-table-cell/>
            <table:covered-table-cell/>
            <table:table-cell table:style-name="Plot.E1" table:number-columns-spanned="3" office:value-type="string">
              <text:p text:style-name="P8">Group</text:p>
            </table:table-cell>
            <table:covered-table-cell/>
            <table:covered-table-cell/>
          </table:table-row>
        </table:table-header-rows>
        <table:table-row>
          <table:table-cell table:style-name="Plot.A2" office:value-type="string">
            <text:p text:style-name="P4"/>
          </table:table-cell>
          <table:table-cell table:style-name="Plot.A2" office:value-type="string">
            <text:p text:style-name="P4">Loading data</text:p>
          </table:table-cell>
          <table:table-cell table:style-name="Plot.A2" office:value-type="string">
            <text:p text:style-name="P5">Plotting loaded data</text:p>
          </table:table-cell>
          <table:table-cell table:style-name="Plot.A2" office:value-type="string">
            <text:p text:style-name="P4">Plotting from files</text:p>
          </table:table-cell>
          <table:table-cell table:style-name="Plot.A2" office:value-type="string">
            <text:p text:style-name="P6">Loading data</text:p>
          </table:table-cell>
          <table:table-cell table:style-name="Plot.A2" office:value-type="string">
            <text:p text:style-name="P6">Plotting loaded data</text:p>
          </table:table-cell>
          <table:table-cell table:style-name="Plot.G2" office:value-type="string">
            <text:p text:style-name="P7">Plotting <text:span text:style-name="T3">from files</text:span></text:p>
          </table:table-cell>
        </table:table-row>
        <table:table-row>
          <table:table-cell table:style-name="Plot.A2" office:value-type="string">
            <text:p text:style-name="P9">Per-vertex data</text:p>
          </table:table-cell>
          <table:table-cell table:style-name="Plot.A2" office:value-type="string">
            <text:p text:style-name="P11">subject.morph.native()</text:p>
            <text:p text:style-name="P11">subject.morph.standard()</text:p>
          </table:table-cell>
          <table:table-cell table:style-name="Plot.A2" office:value-type="string">
            <text:p text:style-name="P17"><text:span text:style-name="T4">v</text:span>is.data.on.subject()</text:p>
            <text:p text:style-name="P17">vis.color.on.subject()</text:p>
          </table:table-cell>
          <table:table-cell table:style-name="Plot.A2" office:value-type="string">
            <text:p text:style-name="P12">vis.subject.morph.native()</text:p>
            <text:p text:style-name="P12">vis.subject.morph.standard()</text:p>
          </table:table-cell>
          <table:table-cell table:style-name="Plot.A2" office:value-type="string">
            <text:p text:style-name="P23">group.morph.native()</text:p>
            <text:p text:style-name="P23">group.morph.standard()</text:p>
          </table:table-cell>
          <table:table-cell table:style-name="Plot.A2" office:value-type="string">
            <text:p text:style-name="P25">vis.data.on.group.native()</text:p>
            <text:p text:style-name="P25">vis.data.on.group.standard()</text:p>
          </table:table-cell>
          <table:table-cell table:style-name="Plot.G2" office:value-type="string">
            <text:p text:style-name="P22">vis.group.morph.native()</text:p>
            <text:p text:style-name="P22">vis.group.morph.standard()</text:p>
          </table:table-cell>
        </table:table-row>
        <table:table-row>
          <table:table-cell table:style-name="Plot.A2" office:value-type="string">
            <text:p text:style-name="P9">Atlas annotation</text:p>
          </table:table-cell>
          <table:table-cell table:style-name="Plot.A2" office:value-type="string">
            <text:p text:style-name="P9">subject.annot()</text:p>
          </table:table-cell>
          <table:table-cell table:style-name="Plot.A2" office:value-type="string">
            <text:p text:style-name="P9"/>
          </table:table-cell>
          <table:table-cell table:style-name="Plot.A2" office:value-type="string">
            <text:p text:style-name="P16">vis.subject.annot()</text:p>
          </table:table-cell>
          <table:table-cell table:style-name="Plot.A2" office:value-type="string">
            <text:p text:style-name="P23">group.annot()</text:p>
          </table:table-cell>
          <table:table-cell table:style-name="Plot.A2" office:value-type="string">
            <text:p text:style-name="P22"/>
          </table:table-cell>
          <table:table-cell table:style-name="Plot.G2" office:value-type="string">
            <text:p text:style-name="P22">vis.group.annot()</text:p>
          </table:table-cell>
        </table:table-row>
        <table:table-row>
          <table:table-cell table:style-name="Plot.A2" office:value-type="string">
            <text:p text:style-name="P9"><text:span text:style-name="T2">L</text:span>abel</text:p>
          </table:table-cell>
          <table:table-cell table:style-name="Plot.A2" office:value-type="string">
            <text:p text:style-name="P10">subject.label()</text:p>
          </table:table-cell>
          <table:table-cell table:style-name="Plot.A2" office:value-type="string">
            <text:p text:style-name="P17">vis.labeldata.on.subject()</text:p>
          </table:table-cell>
          <table:table-cell table:style-name="Plot.A2" office:value-type="string">
            <text:p text:style-name="P16">vis.subject.label()</text:p>
          </table:table-cell>
          <table:table-cell table:style-name="Plot.A2" office:value-type="string">
            <text:p text:style-name="P23">group.label()</text:p>
          </table:table-cell>
          <table:table-cell table:style-name="Plot.A2" office:value-type="string">
            <text:p text:style-name="P16"/>
          </table:table-cell>
          <table:table-cell table:style-name="Plot.G2" office:value-type="string">
            <text:p text:style-name="P16"/>
          </table:table-cell>
        </table:table-row>
        <table:table-row>
          <table:table-cell table:style-name="Plot.A2" office:value-type="string">
            <text:p text:style-name="P14">Binary mask</text:p>
          </table:table-cell>
          <table:table-cell table:style-name="Plot.A2" office:value-type="string">
            <text:p text:style-name="P14">subject.mask()</text:p>
          </table:table-cell>
          <table:table-cell table:style-name="Plot.A2" office:value-type="string">
            <text:p text:style-name="P17">vis.mask.on.subject()</text:p>
          </table:table-cell>
          <table:table-cell table:style-name="Plot.A2" office:value-type="string">
            <text:p text:style-name="P9"/>
          </table:table-cell>
          <table:table-cell table:style-name="Plot.A2" office:value-type="string">
            <text:p text:style-name="P9"/>
          </table:table-cell>
          <table:table-cell table:style-name="Plot.A2" office:value-type="string">
            <text:p text:style-name="P9"/>
          </table:table-cell>
          <table:table-cell table:style-name="Plot.G2" office:value-type="string">
            <text:p text:style-name="P9"/>
          </table:table-cell>
        </table:table-row>
        <table:table-row>
          <table:table-cell table:style-name="Plot.A2" office:value-type="string">
            <text:p text:style-name="P13">Brain volume 3D/4D</text:p>
          </table:table-cell>
          <table:table-cell table:style-name="Plot.A2" office:value-type="string">
            <text:p text:style-name="P13">subject.volume()</text:p>
          </table:table-cell>
          <table:table-cell table:style-name="Plot.A2" office:value-type="string">
            <text:p text:style-name="P9"/>
          </table:table-cell>
          <table:table-cell table:style-name="Plot.A2" office:value-type="string">
            <text:p text:style-name="P20">volvis.contour()</text:p>
            <text:p text:style-name="P21">volvis.lightbox()</text:p>
            <text:p text:style-name="P21">volvis.voxels()</text:p>
          </table:table-cell>
          <table:table-cell table:style-name="Plot.A2" office:value-type="string">
            <text:p text:style-name="P20"/>
          </table:table-cell>
          <table:table-cell table:style-name="Plot.A2" office:value-type="string">
            <text:p text:style-name="P20"/>
          </table:table-cell>
          <table:table-cell table:style-name="Plot.G2" office:value-type="string">
            <text:p text:style-name="P20"/>
          </table:table-cell>
        </table:table-row>
        <table:table-row>
          <table:table-cell table:style-name="Plot.A2" office:value-type="string">
            <text:p text:style-name="P14">Surface mesh</text:p>
          </table:table-cell>
          <table:table-cell table:style-name="Plot.A2" office:value-type="string">
            <text:p text:style-name="P15">subject.surface()</text:p>
          </table:table-cell>
          <table:table-cell table:style-name="Plot.A2" office:value-type="string">
            <text:p text:style-name="P19">vis.fs.surface()</text:p>
          </table:table-cell>
          <table:table-cell table:style-name="Plot.A2" office:value-type="string">
            <text:p text:style-name="P18">vis.fs.surface()</text:p>
          </table:table-cell>
          <table:table-cell table:style-name="Plot.A2" office:value-type="string">
            <text:p text:style-name="P24">group.surface()</text:p>
          </table:table-cell>
          <table:table-cell table:style-name="Plot.A2" office:value-type="string">
            <text:p text:style-name="P18"/>
          </table:table-cell>
          <table:table-cell table:style-name="Plot.G2" office:value-type="string">
            <text:p text:style-name="P18"/>
          </table:table-cell>
        </table:table-row>
      </table:table>
      <text:p text:style-name="P2"><draw:frame text:anchor-type="paragraph" draw:z-index="0" draw:name="Shape1" draw:style-name="gr1" draw:text-style-name="P27" svg:width="2.5587in" svg:height="2.3433in" svg:x="0.0193in" svg:y="2.0429in"><draw:text-box><text:p text:style-name="P26"><text:span text:style-name="T5">Customizing plots</text:span></text:p></draw:text-box></draw:frame><draw:frame text:anchor-type="paragraph" draw:z-index="1" draw:name="Shape1" draw:style-name="gr2" draw:text-style-name="P27" svg:width="2.5587in" svg:height="2.2976in" svg:x="8.2299in" svg:y="2.5008in"><draw:text-box><text:p text:style-name="P26"><text:span text:style-name="T5">Exporting high-quality figur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21:42:32.032716930</meta:creation-date>
    <meta:editing-cycles>0</meta:editing-cycles>
    <meta:editing-duration>P0D</meta:editing-duration>
    <meta:keyword>fsbrain</meta:keyword>
    <meta:keyword>R</meta:keyword>
    <meta:keyword>neuroimaging</meta:keyword>
    <meta:keyword>visualization</meta:keyword>
    <meta:keyword>MRI</meta:keyword>
    <dc:subject>The fsbrain Cheat Sheet</dc:subject>
    <dc:title>The fsbrain Cheat Sheet</dc:title>
    <meta:generator>LibreOffice/6.0.7.3$Linux_X86_64 LibreOffice_project/00m0$Build-3</meta:generator>
    <meta:document-statistic meta:table-count="1" meta:image-count="0" meta:object-count="0" meta:page-count="1" meta:paragraph-count="45" meta:word-count="68" meta:character-count="844" meta:non-whitespace-character-count="821"/>
  </office:meta>
</office:document-meta>
</file>